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27"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in" fo:margin-right="0in" fo:text-indent="0in" style:auto-text-indent="false"/>
      <style:text-properties officeooo:paragraph-rsid="009ef0a8"/>
    </style:style>
    <style:style style:name="P34" style:family="paragraph" style:parent-style-name="Company">
      <style:paragraph-properties fo:margin-left="0in" fo:margin-right="0in" fo:text-indent="0in" style:auto-text-indent="false"/>
      <style:text-properties officeooo:paragraph-rsid="0055bf37"/>
    </style:style>
    <style:style style:name="P35" style:family="paragraph" style:parent-style-name="Position">
      <style:text-properties officeooo:paragraph-rsid="00b98d8c"/>
    </style:style>
    <style:style style:name="P36" style:family="paragraph" style:parent-style-name="Title" style:master-page-name="First_20_Page">
      <style:paragraph-properties fo:text-align="center" style:justify-single-word="false" style:page-number="auto"/>
      <style:text-properties style:font-name="Calibri1"/>
    </style:style>
    <style:style style:name="P37" style:family="paragraph" style:parent-style-name="List_20_Paragraph" style:list-style-name="WWNum1">
      <style:paragraph-properties fo:margin-left="1.8752in" fo:margin-right="0in" fo:text-indent="-0.1835in" style:auto-text-indent="false"/>
      <style:text-properties officeooo:paragraph-rsid="00b98d8c"/>
    </style:style>
    <style:style style:name="P38" style:family="paragraph" style:parent-style-name="List_20_Paragraph" style:list-style-name="WWNum1">
      <style:paragraph-properties fo:margin-left="1.8752in" fo:margin-right="0in" fo:text-indent="-0.1835in" style:auto-text-indent="false"/>
      <style:text-properties officeooo:paragraph-rsid="009be146"/>
    </style:style>
    <style:style style:name="P39" style:family="paragraph" style:parent-style-name="List_20_Paragraph" style:list-style-name="WWNum1">
      <style:paragraph-properties fo:margin-left="1.8752in" fo:margin-right="0in" fo:text-indent="-0.1835in" style:auto-text-indent="false"/>
      <style:text-properties officeooo:paragraph-rsid="008d866f"/>
    </style:style>
    <style:style style:name="P40" style:family="paragraph" style:parent-style-name="List_20_Paragraph" style:list-style-name="WWNum1">
      <style:paragraph-properties fo:margin-left="1.8752in" fo:margin-right="0in" fo:text-indent="-0.1835in" style:auto-text-indent="false"/>
      <style:text-properties officeooo:paragraph-rsid="008ea0ef"/>
    </style:style>
    <style:style style:name="P41" style:family="paragraph" style:parent-style-name="List_20_Paragraph" style:list-style-name="WWNum1">
      <style:paragraph-properties fo:margin-left="1.8752in" fo:margin-right="0in" fo:text-indent="-0.1835in" style:auto-text-indent="false"/>
      <style:text-properties officeooo:paragraph-rsid="008fd147"/>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Standard" style:list-style-name="WWNum1">
      <style:paragraph-properties fo:margin-left="1.8752in" fo:margin-right="0in" fo:text-indent="-0.1835in" style:auto-text-indent="false"/>
      <style:text-properties officeooo:paragraph-rsid="003bd67d"/>
    </style:style>
    <style:style style:name="P47" style:family="paragraph" style:parent-style-name="Standard" style:list-style-name="WWNum1">
      <style:paragraph-properties fo:margin-left="1.8752in" fo:margin-right="0in" fo:text-indent="-0.1835in" style:auto-text-indent="false"/>
      <style:text-properties officeooo:paragraph-rsid="008bab13"/>
    </style:style>
    <style:style style:name="P48"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9"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2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5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6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6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6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66"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67"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6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6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70"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71"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72"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7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7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7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7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77" style:family="text">
      <style:text-properties fo:color="#808080" loext:opacity="100%" fo:font-weight="bold" officeooo:rsid="009ef0a8" style:letter-kerning="false" style:font-name-asian="Times New Roman" style:font-weight-asian="bold" style:language-complex="ar" style:country-complex="SA"/>
    </style:style>
    <style:style style:name="T78" style:family="text">
      <style:text-properties fo:font-size="9pt" fo:language="en" fo:country="US" fo:font-weight="normal" style:font-size-asian="9pt" style:font-weight-asian="normal" style:font-name-complex="Calibri2" style:font-size-complex="9pt" style:font-weight-complex="normal"/>
    </style:style>
    <style:style style:name="T79"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80"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81"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82" style:family="text">
      <style:text-properties fo:font-size="9pt" fo:language="en" fo:country="US" style:font-size-asian="9pt" style:language-asian="de" style:country-asian="DE" style:font-name-complex="Calibri2" style:font-size-complex="9pt"/>
    </style:style>
    <style:style style:name="T83" style:family="text">
      <style:text-properties fo:font-size="9pt" fo:language="en" fo:country="US" officeooo:rsid="003c95bc" style:font-size-asian="9pt" style:language-asian="de" style:country-asian="DE" style:font-name-complex="Calibri2" style:font-size-complex="9pt"/>
    </style:style>
    <style:style style:name="T84" style:family="text">
      <style:text-properties fo:font-size="12pt" fo:language="pl" fo:country="PL" style:font-size-asian="12pt" style:font-name-complex="Calibri2" style:font-size-complex="12pt"/>
    </style:style>
    <style:style style:name="T85" style:family="text">
      <style:text-properties fo:font-size="12pt" fo:language="pl" fo:country="PL" fo:font-weight="normal" style:font-size-asian="12pt" style:font-weight-asian="normal" style:font-name-complex="Calibri2" style:font-size-complex="12pt" style:font-weight-complex="normal"/>
    </style:style>
    <style:style style:name="T86" style:family="text">
      <style:text-properties style:font-name="Calibri1" fo:font-size="9pt" fo:language="en" fo:country="US" style:font-size-asian="9pt" style:font-name-complex="Calibri2" style:font-size-complex="9pt"/>
    </style:style>
    <style:style style:name="T87" style:family="text">
      <style:text-properties style:font-name="Calibri1" fo:font-size="9pt" fo:language="en" fo:country="US" officeooo:rsid="002b8129" style:font-size-asian="9pt" style:font-name-complex="Calibri2" style:font-size-complex="9pt"/>
    </style:style>
    <style:style style:name="T88" style:family="text">
      <style:text-properties style:font-name="Calibri1" fo:font-size="9pt" fo:language="en" fo:country="US" officeooo:rsid="00aa1ad9" style:font-size-asian="9pt" style:font-name-complex="Calibri2" style:font-size-complex="9pt"/>
    </style:style>
    <style:style style:name="T89" style:family="text">
      <style:text-properties style:font-name="Calibri1" fo:font-size="9pt" fo:language="en" fo:country="US" officeooo:rsid="00b9eab6" style:font-size-asian="9pt" style:font-name-complex="Calibri2" style:font-size-complex="9pt"/>
    </style:style>
    <style:style style:name="T90" style:family="text">
      <style:text-properties style:font-name="Calibri1" fo:font-size="9pt" fo:language="en" fo:country="US" style:font-size-asian="9pt" style:language-asian="de" style:country-asian="DE" style:font-name-complex="Calibri2" style:font-size-complex="9pt"/>
    </style:style>
    <style:style style:name="T91" style:family="text">
      <style:text-properties style:font-name="Calibri1" fo:font-size="9pt" fo:language="en" fo:country="US" style:font-name-asian="Calibri2" style:font-size-asian="9pt" style:font-name-complex="Calibri2" style:font-size-complex="9pt"/>
    </style:style>
    <style:style style:name="T92" style:family="text">
      <style:text-properties style:font-name="Calibri1" fo:font-size="9pt" fo:language="en" fo:country="US" officeooo:rsid="006a5e40" style:font-name-asian="Calibri2" style:font-size-asian="9pt" style:font-name-complex="Calibri2" style:font-size-complex="9pt"/>
    </style:style>
    <style:style style:name="T93" style:family="text">
      <style:text-properties style:font-name="Calibri1" fo:font-size="9pt" fo:language="en" fo:country="US" officeooo:rsid="006c0f96" style:font-name-asian="Calibri2" style:font-size-asian="9pt" style:font-name-complex="Calibri2" style:font-size-complex="9pt"/>
    </style:style>
    <style:style style:name="T94" style:family="text">
      <style:text-properties style:font-name="Calibri1" fo:font-size="9pt" fo:language="en" fo:country="US" officeooo:rsid="007ce295" style:font-name-asian="Calibri2" style:font-size-asian="9pt" style:font-name-complex="Calibri2" style:font-size-complex="9pt"/>
    </style:style>
    <style:style style:name="T95" style:family="text">
      <style:text-properties style:font-name="Calibri1" fo:font-size="9pt" fo:language="en" fo:country="US" officeooo:rsid="00804dd1" style:font-name-asian="Calibri2" style:font-size-asian="9pt" style:font-name-complex="Calibri2" style:font-size-complex="9pt"/>
    </style:style>
    <style:style style:name="T96" style:family="text">
      <style:text-properties style:font-name="Calibri1" fo:font-size="9pt" fo:language="en" fo:country="US" officeooo:rsid="00860878" style:font-name-asian="Calibri2" style:font-size-asian="9pt" style:font-name-complex="Calibri2" style:font-size-complex="9pt"/>
    </style:style>
    <style:style style:name="T97" style:family="text">
      <style:text-properties style:font-name="Calibri1" fo:font-size="9pt" fo:language="en" fo:country="US" officeooo:rsid="00873fa0" style:font-name-asian="Calibri2" style:font-size-asian="9pt" style:font-name-complex="Calibri2" style:font-size-complex="9pt"/>
    </style:style>
    <style:style style:name="T98" style:family="text">
      <style:text-properties style:font-name="Calibri1" fo:font-size="9pt" fo:language="en" fo:country="US" officeooo:rsid="00874fa5" style:font-name-asian="Calibri2" style:font-size-asian="9pt" style:font-name-complex="Calibri2" style:font-size-complex="9pt"/>
    </style:style>
    <style:style style:name="T99" style:family="text">
      <style:text-properties style:font-name="Calibri1" fo:font-size="9pt" fo:language="en" fo:country="US" officeooo:rsid="009be146" style:font-name-asian="Calibri2" style:font-size-asian="9pt" style:font-name-complex="Calibri2" style:font-size-complex="9pt"/>
    </style:style>
    <style:style style:name="T100" style:family="text">
      <style:text-properties style:font-name="Calibri1" fo:font-size="9pt" fo:language="en" fo:country="US" officeooo:rsid="00a29080" style:font-name-asian="Calibri2" style:font-size-asian="9pt" style:font-name-complex="Calibri2" style:font-size-complex="9pt"/>
    </style:style>
    <style:style style:name="T101" style:family="text">
      <style:text-properties style:font-name="Calibri1" fo:font-size="9pt" fo:language="en" fo:country="US" officeooo:rsid="00a2a6d6" style:font-name-asian="Calibri2" style:font-size-asian="9pt" style:font-name-complex="Calibri2" style:font-size-complex="9pt"/>
    </style:style>
    <style:style style:name="T102" style:family="text">
      <style:text-properties style:font-name="Calibri1" fo:font-size="9pt" fo:language="en" fo:country="US" officeooo:rsid="00a36c36" style:font-name-asian="Calibri2" style:font-size-asian="9pt" style:font-name-complex="Calibri2" style:font-size-complex="9pt"/>
    </style:style>
    <style:style style:name="T103" style:family="text">
      <style:text-properties style:font-name="Calibri1" fo:font-size="9pt" fo:language="en" fo:country="US" officeooo:rsid="00b98d8c" style:font-name-asian="Calibri2" style:font-size-asian="9pt" style:font-name-complex="Calibri2" style:font-size-complex="9pt"/>
    </style:style>
    <style:style style:name="T10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0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0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1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13"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20"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21"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2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2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124"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125"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26"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27" style:family="text">
      <style:text-properties officeooo:rsid="00364644"/>
    </style:style>
    <style:style style:name="T128" style:family="text">
      <style:text-properties style:font-name="Calibri"/>
    </style:style>
    <style:style style:name="T129" style:family="text">
      <style:text-properties style:font-name="Calibri" fo:font-size="9pt" style:font-size-asian="9pt"/>
    </style:style>
    <style:style style:name="T130" style:family="text">
      <style:text-properties style:font-name="Calibri" fo:font-size="9pt" officeooo:rsid="003c95bc" style:font-size-asian="9pt"/>
    </style:style>
    <style:style style:name="T131" style:family="text">
      <style:text-properties style:font-name="Calibri" fo:font-size="9pt" officeooo:rsid="008bab13" style:font-size-asian="9pt"/>
    </style:style>
    <style:style style:name="T132"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33" style:family="text">
      <style:text-properties style:font-name="Calibri" fo:language="en" fo:country="US" style:font-name-complex="Calibri2" style:font-size-complex="9pt"/>
    </style:style>
    <style:style style:name="T134" style:family="text">
      <style:text-properties style:font-name="Calibri" fo:language="en" fo:country="US" officeooo:rsid="003bd67d" style:font-name-complex="Calibri2" style:font-size-complex="9pt"/>
    </style:style>
    <style:style style:name="T135" style:family="text">
      <style:text-properties style:font-name="Calibri" fo:language="en" fo:country="US" officeooo:rsid="003c95bc" style:font-name-complex="Calibri2" style:font-size-complex="9pt"/>
    </style:style>
    <style:style style:name="T136" style:family="text">
      <style:text-properties style:font-name="Calibri" fo:language="en" fo:country="US" officeooo:rsid="00446599" style:font-name-complex="Calibri2" style:font-size-complex="9pt"/>
    </style:style>
    <style:style style:name="T137" style:family="text">
      <style:text-properties style:font-name="Calibri" officeooo:rsid="003bd67d"/>
    </style:style>
    <style:style style:name="T138" style:family="text">
      <style:text-properties style:font-name="Calibri" officeooo:rsid="003c95bc"/>
    </style:style>
    <style:style style:name="T139" style:family="text">
      <style:text-properties style:font-name="Calibri" officeooo:rsid="0040e412"/>
    </style:style>
    <style:style style:name="T140" style:family="text">
      <style:text-properties style:font-name="Calibri" officeooo:rsid="0040e412" style:letter-kerning="false" style:language-complex="ar" style:country-complex="SA"/>
    </style:style>
    <style:style style:name="T141" style:family="text">
      <style:text-properties style:font-name="Calibri" officeooo:rsid="008fd147" style:letter-kerning="false" style:language-complex="ar" style:country-complex="SA"/>
    </style:style>
    <style:style style:name="T142" style:family="text">
      <style:text-properties officeooo:rsid="0040e412"/>
    </style:style>
    <style:style style:name="T143" style:family="text">
      <style:text-properties officeooo:rsid="0044f2f7" style:letter-kerning="false" style:language-complex="ar" style:country-complex="SA"/>
    </style:style>
    <style:style style:name="T144" style:family="text">
      <style:text-properties officeooo:rsid="0042afc7"/>
    </style:style>
    <style:style style:name="T145" style:family="text">
      <style:text-properties officeooo:rsid="00467550"/>
    </style:style>
    <style:style style:name="T146"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6"><text:span text:style-name="T84">MAREK SAGAN </text:span><text:span text:style-name="T3">•</text:span><text:span text:style-name="T85"> </text:span><text:span text:style-name="T37">JAVA / </text:span><text:span text:style-name="T38">DEVOPS EXPERT</text:span></text:p>
      <text:p text:style-name="P23"><text:span text:style-name="Internet_20_link"><text:span text:style-name="T61">Email (preferred)</text:span></text:span><text:span text:style-name="Internet_20_link"><text:span text:style-name="T62"><text:tab/></text:span></text:span><text:a xlink:type="simple" xlink:href="mailto:marek.sagan@protonmail.com" text:style-name="Internet_20_link" text:visited-style-name="Visited_20_Internet_20_Link"><text:span text:style-name="Internet_20_link"><text:span text:style-name="T63">marek.sagan@protonmail.com</text:span></text:span></text:a></text:p>
      <text:p text:style-name="P23"><text:span text:style-name="Internet_20_link"><text:span text:style-name="T64">Phone</text:span></text:span><text:span text:style-name="Internet_20_link"><text:span text:style-name="T65"><text:tab/></text:span></text:span><text:span text:style-name="Internet_20_link"><text:span text:style-name="T67">+</text:span></text:span><text:a xlink:type="simple" xlink:href="tel:0048737878782" office:target-frame-name="_self" xlink:show="replace" text:style-name="Internet_20_link" text:visited-style-name="Visited_20_Internet_20_Link"><text:span text:style-name="Internet_20_link"><text:span text:style-name="T66">48737878782</text:span></text:span></text:a></text:p>
      <text:p text:style-name="P23"><text:span text:style-name="Internet_20_link"><text:span text:style-name="T36">Website</text:span></text:span><text:span text:style-name="Internet_20_link"><text:span text:style-name="T70"><text:tab/></text:span></text:span><text:a xlink:type="simple" xlink:href="https://mareksagan.github.io/" text:style-name="ListLabel_20_13" text:visited-style-name="ListLabel_20_13"><text:span text:style-name="Internet_20_link"><text:span text:style-name="T74">https://</text:span></text:span><text:span text:style-name="Internet_20_link"><text:span text:style-name="T75">mareksagan.github.io</text:span></text:span></text:a></text:p>
      <text:p text:style-name="P24"><text:span text:style-name="Internet_20_link"><text:span text:style-name="T71">Address</text:span></text:span><text:span text:style-name="Internet_20_link"><text:span text:style-name="T68"><text:tab/></text:span></text:span><text:span text:style-name="Internet_20_link"><text:span text:style-name="T69">Sandomierska 18/3, 02-567, Warszawa, Poland</text:span></text:span></text:p>
      <text:p text:style-name="P23"><text:span text:style-name="Internet_20_link"><text:span text:style-name="T36">Projects</text:span></text:span><text:span text:style-name="Internet_20_link"><text:span text:style-name="T70"><text:tab/></text:span></text:span><text:a xlink:type="simple" xlink:href="https://github.com/mareksagan" text:style-name="ListLabel_20_12" text:visited-style-name="ListLabel_20_12"><text:span text:style-name="Internet_20_link"><text:span text:style-name="T74">https://github.com/mareksagan</text:span></text:span></text:a></text:p>
      <text:p text:style-name="P25"><text:span text:style-name="T52">References</text:span><text:span text:style-name="T86"><text:tab/></text:span><text:a xlink:type="simple" xlink:href="https://www.linkedin.com/in/marek-sagan/" text:style-name="ListLabel_20_14" text:visited-style-name="ListLabel_20_14"><text:span text:style-name="Internet_20_link"><text:span text:style-name="T86">https://www.linkedin.com/in/marek-sagan/</text:span></text:span></text:a></text:p>
      <text:p text:style-name="P25"><text:bookmark-start text:name="__DdeLink__844_3281257707"/><text:span text:style-name="T90">Availability</text:span><text:bookmark-end text:name="__DdeLink__844_3281257707"/><text:span text:style-name="T90"><text:tab/></text:span><text:span text:style-name="T54">Immediate</text:span></text:p>
      <text:p text:style-name="P1"/>
      <text:p text:style-name="P10"><text:span text:style-name="T79">8</text:span><text:bookmark-start text:name="__DdeLink__211_1757511297"/><text:span text:style-name="T78"> years of hands on web development </text:span><text:span text:style-name="T80">and DevOps</text:span><text:span text:style-name="T78">. Self driven, dedicated and problem solving software engineering professional. Passionate and creative about Object Oriented Programming software development</text:span><text:bookmark-end text:name="__DdeLink__211_1757511297"/></text:p>
      <text:p text:style-name="P2"/>
      <text:h text:style-name="P27" text:outline-level="1">SKILLS</text:h>
      <text:p text:style-name="P26"><text:span text:style-name="T86">Skills </text:span><text:span text:style-name="T125">(years of experience)</text:span><text:span text:style-name="T86"><text:tab/></text:span><text:span text:style-name="T125">(</text:span><text:span text:style-name="T126">8</text:span><text:span text:style-name="T125">)</text:span><text:span text:style-name="T87"> </text:span><text:span text:style-name="T110">Java, Spring Boot, Spring Framework, </text:span><text:bookmark-start text:name="__DdeLink__238_3183704933"/><text:span text:style-name="T108">ReactJS</text:span><text:span text:style-name="T117">, </text:span><text:span text:style-name="T111">Redux, Amazon Web Services / AWS, Amazon Elastic Beanstalk, Amazon EC2</text:span><text:span text:style-name="T108"><text:line-break/></text:span><text:span text:style-name="T125">(</text:span><text:span text:style-name="T126">5</text:span><text:span text:style-name="T125">)</text:span><text:span text:style-name="T108"> C#, .NET, LINQ, </text:span><text:span text:style-name="T119">React </text:span><text:span text:style-name="T117">Hooks, </text:span><text:span text:style-name="T108">AngularJS, VueJS, Single Page Application / SPA, SCSS, Material Design, Scrum, Git, </text:span><text:span text:style-name="T109">Ansible,</text:span><text:span text:style-name="T108"> Maven, Java Database Connectivity / JDBC, JDK, Oracle Databases, </text:span><text:span text:style-name="T120">Post</text:span><text:span text:style-name="T121">gres,</text:span><text:span text:style-name="T108"> </text:span><text:span text:style-name="T113">RDBMS, </text:span><text:span text:style-name="T108">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6">Ethereum</text:span><text:span text:style-name="T108"> blockchain, Kali Linux, Nessus, Aircrack-ng, Hashcat, Nmap, </text:span><text:span text:style-name="T124">AWS Security Hub,</text:span><text:span text:style-name="T108"> Analytical Skills, Attention To Detail, Multicultural Understanding, Organizational Skills, Time Management Skills, Presentation Skills, Verbal Communication Skills, Interpersonal Skills, Collaboration, Apache Solr, </text:span><text:span text:style-name="T55">IText</text:span><text:span text:style-name="T108">, Elasticsearch, Negotiation Skills, Market Research, Search Engine Optimization / SEO, Wordpress, PHP, Jekyll, Integrity, </text:span><text:span text:style-name="T116">Scala, Functional Programming</text:span><text:span text:style-name="T108"><text:line-break/></text:span><text:span text:style-name="T125">(</text:span><text:span text:style-name="T126">4</text:span><text:span text:style-name="T125">)</text:span><text:span text:style-name="T110"> </text:span><text:span text:style-name="T108">JUnit, XUnit, Unit Tests / Unit Testing, Acceptance Testing, Mockito, C, C++, R, Microsoft Dynamics CRM, Sitecore CMS, CSS, Bootstrap, Service Oriented Architecture / SOA, Test Driven Development / TDD, Docker, Kubernetes, </text:span><text:span text:style-name="T122">Keycloak, </text:span><text:span text:style-name="T123">Okta,</text:span><text:span text:style-name="T122"> </text:span><text:span text:style-name="T124">Spring Security, </text:span><text:span text:style-name="Dates_20_Char"><text:span text:style-name="T21">TensorFlow, </text:span></text:span><text:span text:style-name="T108">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14">Ope</text:span><text:span text:style-name="T115">r</text:span><text:span text:style-name="T114">ations Research, </text:span><text:span text:style-name="T115">Distributed Computing, Distributed Systems, Web Applications</text:span><text:span text:style-name="T108"><text:line-break/></text:span><text:span text:style-name="T125">(</text:span><text:span text:style-name="T126">3</text:span><text:span text:style-name="T125">)</text:span><text:span text:style-name="T110"> </text:span><text:span text:style-name="T108">JEE / J2EE, Eclipse, </text:span><text:span text:style-name="T55">Stellar</text:span><text:span text:style-name="T108">, Apache Kafka, Red Hat Drools, Business Rules Management / BPM, Windows Server, DevOps, OpenAI ChatGPT, Meta Llama, Spring AI, LangChain, LLM </text:span><text:span text:style-name="T118">H</text:span><text:span text:style-name="T108">allucinations, RAG, </text:span><text:span text:style-name="T118">P</text:span><text:span text:style-name="T108">rompt </text:span><text:span text:style-name="T118">E</text:span><text:span text:style-name="T108">ngineering, </text:span><text:span text:style-name="Dates_20_Char"><text:span text:style-name="T20">OpenAI Whisper,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PyTorch, scikit-learn, pandas, PySpark, Amazon EMR, Amazon Sagemaker, Snowflake, NLTK, NLP, </text:span></text:span><text:span text:style-name="T108">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08">, </text:span><text:span text:style-name="T112">Software Development Life Cycle / </text:span><text:span text:style-name="T115">SDLC Methodologies</text:span><text:span text:style-name="T112">, Technical Design, Product Development</text:span></text:p>
      <text:p text:style-name="P12"><text:span text:style-name="T78">Certification<text:tab/></text:span><text:span text:style-name="T81">OCP: </text:span><text:span text:style-name="T41">Java SE 11 Developer, AWS Solutions Architect Associate, </text:span><text:span text:style-name="T42">Microsoft Azure Fundamentals, </text:span><text:span text:style-name="T41">Professional Scrum Master I</text:span><text:span text:style-name="T42">, </text:span><text:span text:style-name="T49">Prince2 Foundation, </text:span><text:span text:style-name="T51">The </text:span><text:span text:style-name="T49">Complete Prompt Engineering For AI Bootcamp, JavaScript: Understanding the Weird Parts, Machine Learning, Data Science and Deep Learning with Python, </text:span><text:span text:style-name="T42">Apache Tomcat Server </text:span><text:span text:style-name="T45">f</text:span><text:span text:style-name="T42">rom Beginners </text:span><text:span text:style-name="T45">t</text:span><text:span text:style-name="T42">o Advanced</text:span><text:span text:style-name="T40">, Building Real-Time REST APIs with Spring Boot, Master Hibernate </text:span><text:span text:style-name="T50">a</text:span><text:span text:style-name="T40">nd JPA </text:span><text:span text:style-name="T50">w</text:span><text:span text:style-name="T40">ith Spring Boot, </text:span><text:span text:style-name="T50">Apache Cassandra in 2 hours,</text:span><text:span text:style-name="T40"> Kafka &amp; Kafka Stream for Java Spring Boot, Complete React Developer with Redux, Hooks and GraphQL, Ethereum: Decentralized Application Design &amp; Development, Ja</text:span><text:span text:style-name="T48">karta EE / Java EE Deep Dive</text:span><text:span text:style-name="T40">, Complete Guide </text:span><text:span text:style-name="T45">t</text:span><text:span text:style-name="T40">o Elasticsearch, Kotlin </text:span><text:span text:style-name="T45">f</text:span><text:span text:style-name="T40">or Java Developers, Learn Test Driven Development </text:span><text:span text:style-name="T45">i</text:span><text:span text:style-name="T40">n Java, Master Drools, RabbitMQ </text:span><text:span text:style-name="T45">&amp; </text:span><text:span text:style-name="T40">Java Spring Boot System Integratio</text:span><text:span text:style-name="T45">n</text:span><text:span text:style-name="T40">, </text:span><text:span text:style-name="T43">Master Spring Boot Microservices with CQRS &amp; Even Sourcing,</text:span><text:span text:style-name="T41"> </text:span><text:span text:style-name="T46">Data Visualization with Kibana, Dive Into Ansible, Git Complete, Introduction to Sparx Enterprise Architect, Learn JIRA with Real-World Examples, Learn JMETER From Scratch on Live Apps, Neo4j: GraphDB </text:span><text:soft-page-break/><text:span text:style-name="T46">Foundations with Cypher, OpenAPI: Beginner to Guru</text:span><text:span text:style-name="T41">, </text:span><text:span text:style-name="T47">Kubernetes Certified Application Developer, </text:span><text:span text:style-name="T48">Prometheus: The Complete Hands-On for Monitoring &amp; Alerting, CI/CD with Jenkins using Pipelines and Docker, </text:span><text:span text:style-name="T44">TOEFL, </text:span><text:span text:style-name="T40">TestDaF</text:span></text:p>
      <text:p text:style-name="P25"><text:span text:style-name="T86">Spoken languages<text:tab/>English (</text:span><text:span text:style-name="T53">fluent</text:span><text:span text:style-name="T86">), German (</text:span><text:span text:style-name="T88">fluent</text:span><text:span text:style-name="T108">), </text:span><text:span text:style-name="T86">Czech (</text:span><text:span text:style-name="T88">fluent</text:span><text:span text:style-name="T86">), Polish (native)</text:span></text:p>
      <text:p text:style-name="P2"/>
      <text:h text:style-name="P22" text:outline-level="1">PERSONAL DATA</text:h>
      <text:p text:style-name="P11"><text:span text:style-name="T39">Citizenship</text:span><text:bookmark-start text:name="__DdeLink__844_32812577072"/><text:span text:style-name="T82"><text:tab/></text:span><text:bookmark-end text:name="__DdeLink__844_32812577072"/><text:span text:style-name="T82">Poland (European Union)</text:span></text:p>
      <text:p text:style-name="P11"><text:span text:style-name="T39">Interests</text:span><text:span text:style-name="T82"><text:tab/>Sports, health, </text:span><text:span text:style-name="T83">climate change</text:span></text:p>
      <text:p text:style-name="P7"/>
      <text:h text:style-name="P3" text:outline-level="1">WORK EXPERIENCE</text:h>
      <text:p text:style-name="P21"><text:span text:style-name="Dates_20_Char"><text:span text:style-name="T91">0</text:span></text:span><text:span text:style-name="Dates_20_Char"><text:span text:style-name="T103">1</text:span></text:span><text:span text:style-name="Dates_20_Char"><text:span text:style-name="T97">/</text:span></text:span><text:span text:style-name="Dates_20_Char"><text:span text:style-name="T91">202</text:span></text:span><text:span text:style-name="Dates_20_Char"><text:span text:style-name="T103">4</text:span></text:span><text:span text:style-name="Dates_20_Char"><text:span text:style-name="T91"> – </text:span></text:span><text:span text:style-name="Dates_20_Char"><text:span text:style-name="T94">0</text:span></text:span><text:span text:style-name="Dates_20_Char"><text:span text:style-name="T103">9</text:span></text:span><text:span text:style-name="Dates_20_Char"><text:span text:style-name="T97">/</text:span></text:span><text:span text:style-name="Dates_20_Char"><text:span text:style-name="T94">202</text:span></text:span><text:span text:style-name="Dates_20_Char"><text:span text:style-name="T103">4</text:span></text:span><text:span text:style-name="T104"><text:tab/></text:span><text:span text:style-name="Company_20_Char"><text:span text:style-name="T34">Knappschaft</text:span></text:span><text:span text:style-name="Company_20_Char"><text:span text:style-name="T29"> </text:span></text:span><text:span text:style-name="Company_20_Char"><text:span text:style-name="T91">– </text:span></text:span><text:span text:style-name="Company_20_Char"><text:span text:style-name="T34">Bochum</text:span></text:span><text:span text:style-name="Company_20_Char"><text:span text:style-name="T91">, </text:span></text:span><text:span text:style-name="Company_20_Char"><text:span text:style-name="T34">Germany</text:span></text:span></text:p>
      <text:p text:style-name="P35"><text:span text:style-name="T86"><text:tab/></text:span><text:span text:style-name="T89">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7"><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7"><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7"><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text:span></text:span><text:span text:style-name="Dates_20_Char"><text:span text:style-name="T25">LlamaI</text:span></text:span><text:span text:style-name="Dates_20_Char"><text:span text:style-name="T26">ndex, </text:span></text:span><text:span text:style-name="Dates_20_Char"><text:span text:style-name="T13">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7"><text:span text:style-name="Dates_20_Char"><text:span text:style-name="T13">Maintaining and improving the existing microservices (Keycloak 17, Spring Security, AWS RDS)</text:span></text:span></text:p>
        </text:list-item>
      </text:list>
      <text:p text:style-name="P21"><text:span text:style-name="Dates_20_Char"><text:span text:style-name="T91"><text:line-break/>0</text:span></text:span><text:span text:style-name="Dates_20_Char"><text:span text:style-name="T100">3</text:span></text:span><text:span text:style-name="Dates_20_Char"><text:span text:style-name="T97">/</text:span></text:span><text:span text:style-name="Dates_20_Char"><text:span text:style-name="T91">202</text:span></text:span><text:span text:style-name="Dates_20_Char"><text:span text:style-name="T99">3</text:span></text:span><text:span text:style-name="Dates_20_Char"><text:span text:style-name="T91"> – </text:span></text:span><text:span text:style-name="Dates_20_Char"><text:span text:style-name="T101">1</text:span></text:span><text:span text:style-name="Dates_20_Char"><text:span text:style-name="T102">2</text:span></text:span><text:span text:style-name="Dates_20_Char"><text:span text:style-name="T101">/2023</text:span></text:span><text:span text:style-name="T104"><text:tab/></text:span><text:span text:style-name="Company_20_Char"><text:span text:style-name="T31">Orange Pol</text:span></text:span><text:span text:style-name="Company_20_Char"><text:span text:style-name="T32">and</text:span></text:span><text:span text:style-name="Company_20_Char"><text:span text:style-name="T31">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32"><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4">Working on a sales authentication/authorization system with DevOps support (Java 17, JUnit, Groovy, Spock, Spring Boot, OpenAPI, Spring Cloud, WildFly, Flyway)</text:span></text:span></text:p>
        </text:list-item>
        <text:list-item>
          <text:p text:style-name="P38"><text:span text:style-name="Dates_20_Char"><text:span text:style-name="T14">Adjusting and extending the security mechanisms and 2FA codebase (k8s, OAuth2, Keycloak)</text:span></text:span></text:p>
        </text:list-item>
        <text:list-item>
          <text:p text:style-name="P38"><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91">0</text:span></text:span><text:span text:style-name="Dates_20_Char"><text:span text:style-name="T97">6/</text:span></text:span><text:span text:style-name="Dates_20_Char"><text:span text:style-name="T91">202</text:span></text:span><text:span text:style-name="Dates_20_Char"><text:span text:style-name="T95">2</text:span></text:span><text:span text:style-name="Dates_20_Char"><text:span text:style-name="T91"> – </text:span></text:span><text:span text:style-name="Dates_20_Char"><text:span text:style-name="T94">0</text:span></text:span><text:span text:style-name="Dates_20_Char"><text:span text:style-name="T100">3</text:span></text:span><text:span text:style-name="Dates_20_Char"><text:span text:style-name="T97">/</text:span></text:span><text:span text:style-name="Dates_20_Char"><text:span text:style-name="T94">202</text:span></text:span><text:span text:style-name="Dates_20_Char"><text:span text:style-name="T96">3</text:span></text:span><text:span text:style-name="T104"><text:tab/></text:span><text:span text:style-name="Company_20_Char"><text:span text:style-name="T30">Circle K</text:span></text:span><text:span text:style-name="Company_20_Char"><text:span text:style-name="T29">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29"><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9"><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9"><text:span text:style-name="Dates_20_Char"><text:span text:style-name="T13">Collaboratively maintaining and improving the NodeJS based microservices (NodeJS 16, TypeScript, HapiJS)</text:span></text:span></text:p>
        </text:list-item>
        <text:list-item>
          <text:p text:style-name="P39"><text:span text:style-name="Dates_20_Char"><text:span text:style-name="T2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91">0</text:span></text:span><text:span text:style-name="Dates_20_Char"><text:span text:style-name="T92">7/</text:span></text:span><text:span text:style-name="Dates_20_Char"><text:span text:style-name="T91">202</text:span></text:span><text:span text:style-name="Dates_20_Char"><text:span text:style-name="T93">1</text:span></text:span><text:span text:style-name="Dates_20_Char"><text:span text:style-name="T91"> – </text:span></text:span><text:span text:style-name="Dates_20_Char"><text:span text:style-name="T94">06/2022</text:span></text:span><text:span text:style-name="T104"><text:tab/></text:span><text:span text:style-name="Company_20_Char"><text:span text:style-name="T33">WorkFusion</text:span></text:span><text:span text:style-name="Company_20_Char"><text:span text:style-name="T29">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28"><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0"><text:span text:style-name="T6">Using and improving Machine Learning </text:span><text:span text:style-name="T7">algorithms for the core product</text:span><text:span text:style-name="T6"> (Java 8, Groovy, Scala)</text:span></text:p>
        </text:list-item>
        <text:list-item>
          <text:p text:style-name="P40"><text:span text:style-name="T6">Developing Proof of Concepts and working with multiple teams on advanced domain systems implementation, including the security team and vulnerabilities heuristics</text:span><text:span text:style-name="T6"/></text:p>
        </text:list-item>
        <text:list-item>
          <text:p text:style-name="P40"><text:span text:style-name="T6">Decoupling micro services to promote good separation of concerns in order to meet client expectations (Apache Zookeeper, RabbitMQ)</text:span><text:span text:style-name="T6"/></text:p>
        </text:list-item>
        <text:list-item>
          <text:p text:style-name="P40"><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91"/></text:span></text:p>
      <text:p text:style-name="P16"><text:span text:style-name="Dates_20_Char"><text:span text:style-name="T91">05/2020 – </text:span></text:span><text:span text:style-name="Dates_20_Char"><text:span text:style-name="T92">06/2021</text:span></text:span><text:span text:style-name="T104"><text:tab/></text:span><text:span text:style-name="Company_20_Char"><text:span text:style-name="T28">Orange Poland</text:span></text:span><text:span text:style-name="Company_20_Char"><text:span text:style-name="T91"> –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osition"><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1"><text:span text:style-name="T73">Coding</text:span><text:span text:style-name="T72"> new features of and tuning the firmware / middleware on embedded systems (Java 7, ReactJS, Google Web Toolkit / GWT, Apache Kafka, Apache Zookeeper)</text:span></text:p>
        </text:list-item>
        <text:list-item>
          <text:p text:style-name="P41"><text:span text:style-name="T72">Involved in IoT / Internet of Things development of smart home entertainment solutions (MongoDB, Spring WebFlux)</text:span><text:span text:style-name="T72"/></text:p>
        </text:list-item>
        <text:list-item>
          <text:p text:style-name="P41"><text:span text:style-name="T72">Motivated help for juniors to grow based on trust and reputation and preparing high level internal training</text:span><text:span text:style-name="T72"/></text:p>
        </text:list-item>
        <text:list-item>
          <text:p text:style-name="P42"><text:bookmark text:name="__DdeLink__255_2247917217 Copy 1"/><text:span text:style-name="T140">Conducting performance analysis and performance tuning in the production environmen</text:span><text:span text:style-name="T141">t</text:span></text:p>
        </text:list-item>
      </text:list>
      <text:p text:style-name="P30"><text:span text:style-name="Dates_20_Char"/></text:p>
      <text:p text:style-name="P15"><text:span text:style-name="Dates_20_Char"><text:span text:style-name="T91">12/2019 – 04/2020</text:span></text:span><text:span text:style-name="T104"><text:tab/></text:span><text:span text:style-name="Company_20_Char"><text:span text:style-name="T91">E.STRADIS GmbH – Augsburg, Germany</text:span></text:span></text:p>
      <text:p text:style-name="Position"><text:span text:style-name="T86"><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3">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3">Involved in building and debugging the features with focus on the analytics and project management side according to the industry regulations and business requirements / standards compliance</text:p>
        </text:list-item>
        <text:list-item>
          <text:p text:style-name="P43">Communication and proactively <text:span text:style-name="T143">follow up on</text:span> the solutions, <text:span text:style-name="T144">maintaining partnerships </text:span>with the management / customer representatives from the finance sector</text:p>
        </text:list-item>
        <text:list-item>
          <text:p text:style-name="P43">Conducting performance analysis and performance tuning</text:p>
        </text:list-item>
        <text:list-item>
          <text:p text:style-name="P43">Writing and updating technical documentation <text:span text:style-name="T142">for improved customer experience</text:span></text:p>
        </text:list-item>
        <text:list-item>
          <text:p text:style-name="P43">Participating in the digital transformation innovation of the company</text:p>
        </text:list-item>
        <text:list-item>
          <text:p text:style-name="P43">Remote work experience in a dynamic environment</text:p>
        </text:list-item>
      </text:list>
      <text:p text:style-name="P18"><text:span text:style-name="Dates_20_Char"/></text:p>
      <text:p text:style-name="P18"><text:span text:style-name="Dates_20_Char"><text:span text:style-name="T91">08/2019 – 12/2019</text:span></text:span><text:span text:style-name="T104"><text:tab/></text:span><text:span text:style-name="Company_20_Char"><text:span text:style-name="T91">DHL International GmbH – Prague, Czechia</text:span></text:span></text:p>
      <text:p text:style-name="Position"><text:span text:style-name="T86"><text:tab/>Senior </text:span><text:span text:style-name="Company_20_Char"><text:span text:style-name="T4">Software Engineer – Contract</text:span></text:span></text:p>
      <text:list text:continue-numbering="true" text:style-name="WWNum1">
        <text:list-item>
          <text:p text:style-name="P44">Programming of a Big Data driven scheduling application loading data into global application designed to support the sales process using the cloud architectures / <text:span text:style-name="T145">cloud computing / distributed computing </text:span>and relational databases / data warehouse (Java 8, JDBC, Apache Tomcat, Spring Boot, Oracle 12g, Ehcache, HikariCP, Teradata Vantage, MyBatis, <text:span text:style-name="T127">SQL Loader, </text:span>Amazon Web Services S3, AWS SDK)</text:p>
        </text:list-item>
        <text:list-item>
          <text:p text:style-name="P48">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8">Working on a highly scalable enterprise software generating daily / weekly call plans (Java 8, Apache Tomcat, Spring Boot, Oracle 12g, Red Hat Enterprise Linux 7)</text:p>
        </text:list-item>
      </text:list>
      <text:p text:style-name="P15"><text:span text:style-name="Dates_20_Char"><text:span text:style-name="T91"><text:line-break/>04/2019 – 08/2019</text:span></text:span><text:span text:style-name="T104"><text:tab/></text:span><text:span text:style-name="Company_20_Char"><text:span text:style-name="T91">Broadcom Inc. – Prague, Czechia</text:span></text:span></text:p>
      <text:p text:style-name="Position"><text:span text:style-name="T86"><text:tab/>Full Stack</text:span><text:span text:style-name="Company_20_Char"><text:span text:style-name="T4"> Developer / <text:s/>IT Architect – Contract</text:span></text:span></text:p>
      <text:list text:continue-numbering="true" text:style-name="WWNum1">
        <text:list-item>
          <text:p text:style-name="P48">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8">Developing a modern Cucumber End To End integration testing suite (Cucumber JVM, Selenium, test automation)</text:p>
        </text:list-item>
        <text:list-item>
          <text:p text:style-name="P48">Effectively creating a Jenkins Continuous Integration build pipeline including a front end validation (eslint)</text:p>
        </text:list-item>
        <text:list-item>
          <text:p text:style-name="P48">Making impact on the technical debt and major deficiencies in the React front end which has enabled the project delivery and for the product to enter the MVP lifecycle phase</text:p>
        </text:list-item>
        <text:list-item>
          <text:p text:style-name="P48"><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18"><text:span text:style-name="Dates_20_Char"><text:span text:style-name="T91"/></text:span></text:p>
      <text:p text:style-name="P19"><text:span text:style-name="Dates_20_Char"><text:span text:style-name="T91">04/2018 – 04/2019</text:span></text:span><text:span text:style-name="T104"><text:tab/></text:span><text:span text:style-name="Company_20_Char"><text:span text:style-name="T91">A</text:span></text:span><text:span text:style-name="Company_20_Char"><text:span text:style-name="T28">maris</text:span></text:span><text:span text:style-name="Company_20_Char"><text:span text:style-name="T91"> C</text:span></text:span><text:span text:style-name="Company_20_Char"><text:span text:style-name="T28">onsulting</text:span></text:span><text:span text:style-name="Company_20_Char"><text:span text:style-name="T91"> – P</text:span></text:span><text:span text:style-name="Company_20_Char"><text:span text:style-name="T98">rague</text:span></text:span><text:span text:style-name="Company_20_Char"><text:span text:style-name="T91">, C</text:span></text:span><text:span text:style-name="Company_20_Char"><text:span text:style-name="T98">zechia</text:span></text:span></text:p>
      <text:p text:style-name="P13"><text:span text:style-name="Company_20_Char"><text:span text:style-name="T4"><text:tab/>Consultant – Full-time</text:span></text:span></text:p>
      <text:list text:continue-numbering="true" text:style-name="WWNum1">
        <text:list-item>
          <text:p text:style-name="P48">Developing a collaborative bidding platform (Java 11, Maven, Spring MVC, JUnit, Mockito, Hibernate / JPA, PostgreSQL, Angular 7, Protractor, NG-ZORRO, Node.js, Red Hat Enterprise Linux 7)</text:p>
        </text:list-item>
        <text:list-item>
          <text:p text:style-name="P46"><text:span text:style-name="T132">Developing a competitive and user </text:span><text:span text:style-name="T58">s</text:span><text:span text:style-name="T132">upporting system with Artificial Intelligence capabilities</text:span></text:p>
        </text:list-item>
        <text:list-item>
          <text:p text:style-name="P49"><text:span text:style-name="T128">Using the Machine Learning algorithms and data structures / </text:span><text:span text:style-name="T137">design patterns </text:span><text:span text:style-name="T139">e.g. Strategy pattern</text:span><text:span text:style-name="T137"> </text:span><text:span text:style-name="T60">according to</text:span><text:span text:style-name="T137"> the </text:span><text:span text:style-name="T138">proactive </text:span><text:span text:style-name="T137">business analysis</text:span></text:p>
        </text:list-item>
        <text:list-item>
          <text:p text:style-name="P49"><text:span text:style-name="T59">Improving the existing </text:span><text:span text:style-name="T133">system according to the Clean Code best practices and technical </text:span><text:span text:style-name="T134">requirements / performance requirements</text:span></text:p>
        </text:list-item>
        <text:list-item>
          <text:p text:style-name="P49"><text:span text:style-name="T133">Extending and troubleshooting the root cause of the problems of the existing web services </text:span><text:span text:style-name="T134">used by mobile applications</text:span><text:span text:style-name="T133"> </text:span><text:span text:style-name="T135">(</text:span><text:span text:style-name="T134">Microsoft Azure</text:span><text:span text:style-name="T133">)</text:span></text:p>
        </text:list-item>
        <text:list-item>
          <text:p text:style-name="P47"><text:span text:style-name="T129">Developing an automation script for parsing and </text:span><text:span text:style-name="T57">collaborating with</text:span><text:span text:style-name="T129"> banking clients </text:span><text:span text:style-name="T130">for </text:span><text:span text:style-name="T129">data </text:span><text:span text:style-name="T130">migration reasons</text:span><text:span text:style-name="T129"> using </text:span><text:span text:style-name="T130">flexible </text:span><text:span text:style-name="T129">banking specific frameworks (Python 2.7, Murex MX.3, </text:span><text:span text:style-name="T131">OpenHFT, FIX / Financial Information Exchange,</text:span><text:span text:style-name="T129"> Red Hat Enterprise Linux 7)</text:span></text:p>
        </text:list-item>
        <text:list-item>
          <text:p text:style-name="P45"><text:span text:style-name="T133">Familiarity with financial engineering and trading systems </text:span><text:span text:style-name="T136">through consulting services</text:span></text:p>
        </text:list-item>
      </text:list>
      <text:h text:style-name="P8" text:outline-level="1"/>
      <text:h text:style-name="P9" text:outline-level="1">EDUCATION</text:h>
      <text:p text:style-name="P33"><text:span text:style-name="Dates_20_Char"><text:span text:style-name="T105">20</text:span></text:span><text:span text:style-name="Dates_20_Char"><text:span text:style-name="T107">14</text:span></text:span><text:span text:style-name="Dates_20_Char"><text:span text:style-name="T105"> – 20</text:span></text:span><text:span text:style-name="Dates_20_Char"><text:span text:style-name="T107">18</text:span></text:span><text:span text:style-name="T86"><text:tab/></text:span><text:span text:style-name="T35">Warsaw School of Computer Science</text:span></text:p>
      <text:p text:style-name="P5"><text:tab/><text:span text:style-name="T77">Computer Science, Bachelor of Science</text:span><text:span text:style-name="T77"/></text:p>
      <text:p text:style-name="P34"><text:span text:style-name="Dates_20_Char"><text:span text:style-name="T105">20</text:span></text:span><text:span text:style-name="Dates_20_Char"><text:span text:style-name="T106">2</text:span></text:span><text:span text:style-name="Dates_20_Char"><text:span text:style-name="T105">1 – 20</text:span></text:span><text:span text:style-name="Dates_20_Char"><text:span text:style-name="T106">22</text:span></text:span><text:span text:style-name="T86"><text:tab/>Warsaw</text:span><text:span text:style-name="T35"> School of Computer Science</text:span></text:p>
      <text:p text:style-name="P6"><text:tab/><text:span text:style-name="T146">IT Project Management</text:span>, <text:span text:style-name="T76">Postgraduate Studies</text:span></text:p>
      <text:p text:style-name="P14"><text:span text:style-name="Dates_20_Char"><text:span text:style-name="T105">20</text:span></text:span><text:span text:style-name="Dates_20_Char"><text:span text:style-name="T107">23</text:span></text:span><text:span text:style-name="Dates_20_Char"><text:span text:style-name="T105"> – 20</text:span></text:span><text:span text:style-name="Dates_20_Char"><text:span text:style-name="T107">24</text:span></text:span><text:span text:style-name="T86"><text:tab/></text:span><text:span text:style-name="T3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30T08:20:32.570000000</meta:print-date>
    <dc:date>2025-01-26T01:58:44.549000000</dc:date>
    <meta:editing-cycles>355</meta:editing-cycles>
    <meta:editing-duration>P8DT9H59M14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65" meta:character-count="12164" meta:non-whitespace-character-count="1057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